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>
      <style:paragraph-properties fo:text-align="left" style:writing-mode="lr"/>
    </style:style>
    <style:style style:family="paragraph" style:name="P1" style:display-name="P1" style:parent-style-name="Normal">
      <style:paragraph-properties fo:text-align="left" fo:break-before="page" style:writing-mode="lr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Useless Auto Clicker (UAutoClicker) - это программа, предназначенная для автоматизации действий пользователя. Программа способна генерировать и захватывать события для большинства клавиш клавиатуры и мыши для большинства операционных систем. </text:p>
        <text:p text:style-name="P2">Функционал программы:</text:p>
        <text:p text:style-name="P2">[list]</text:p>
        <text:p text:style-name="P2">[*][b]Генерация событий мыши и клавиатуры.[/b] Программа генерирует глобальные события для мыши и клавиатуры, так что данные события будут восприниматься любыми другими программами будто бы вы личто нажали нужную кнопку или переместили мышь;</text:p>
        <text:p text:style-name="P2">[*][b]Встроенный редактор скрипта.[/b] Все события записываются в удобном редакторе, поэтому написать сложное поведение не составит никаких проблем;</text:p>
        <text:p text:style-name="P2">[*][b]Поддержка JavaScript и Java синтаксиса и библиотек.[/b] Создать функцию, создать класс? Сложение, вычитание, посчитать логарифм и квадратный корень? Все включено;</text:p>
        <text:p text:style-name="P2">[*][b]Захват событий клавиатуры и мыши.[/b] Не нужно вручную писать сложные команды подбирая координаты пикселей. Выберите нужную опцию и быстро вставте нужную комманду в скрипт;</text:p>
        <text:p text:style-name="P2">[*][b]Захват всех событий по одной кнопке.[/b] Просто нажмите нужную кнопку и покажите программе что нужно делать;</text:p>
        <text:p text:style-name="P2">[*][b]Поддержка WIndows, Linux, IOS.[/b] Работает практически везде, где работает Java 8;</text:p>
        <text:p text:style-name="P2">[*][b]Встроенный HTTP сервер.[/b] Позволит писать скрипты даже в браузере и на мобильном телефоне;</text:p>
        <text:p text:style-name="P2">[*][b]Встроенный Socket сервер.[/b] Более быстрый вариант для управлением машиной;</text:p>
        <text:p text:style-name="P2">[*][b]Работа с буфером обмена.[/b]</text:p>
        <text:p text:style-name="P2">[*][b]Набор встроенных шаблонов.[/b] Забыли как называется нужный метод или лень писать все вручную? Просто выбирите нужный из списка заготовленных шаблонов;</text:p>
        <text:p text:style-name="P2">[/list]</text:p>
        <text:p text:style-name="P2"/>
        <text:p text:style-name="P2">Проект быстро развивается и мы готовы выслушать любые пожелания и замечания. Пишите о найденных багах в темах с соответсвующей версией программы. Следите за обновлениями.</text:p>
        <text:p text:style-name="P2"/>
        <text:p text:style-name="P2"> [url=https://3bytes.pp.ua/viewtopic.php?f=5&amp;t=3]Загрузки[/url]</text:p>
        <text:p text:style-name="P2">Установка и запуск</text:p>
        <text:p text:style-name="P2"> [url=https://3bytes.pp.ua/viewtopic.php?f=5&amp;t=4]Документация[/url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in" fo:margin-bottom="0.0972in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5-14T18:22:02.595186430</meta:creation-date>
    <dc:date>Mon May 14 18:23:03 2018
</dc:date>
  </office:meta>
</office:document-meta>
</file>